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6.874cm" svg:y="0.1cm">
            <draw:object draw:notify-on-update-of-ranges="Sheet1.B1:Sheet1.B1 Sheet1.B2:Sheet1.B12 Sheet1.C1:Sheet1.C1 Sheet1.C2:Sheet1.C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A-&gt;D</text:p>
          </table:table-cell>
          <table:table-cell office:value-type="string">
            <text:p>H(mm)</text:p>
          </table:table-cell>
        </table:table-row>
        <table:table-row table:style-name="ro1">
          <table:table-cell/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38">
            <text:p>338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/>
          <table:table-cell office:value-type="float" office:value="327">
            <text:p>327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/>
          <table:table-cell office:value-type="float" office:value="315">
            <text:p>315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/>
          <table:table-cell office:value-type="float" office:value="305">
            <text:p>305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/>
          <table:table-cell office:value-type="float" office:value="290">
            <text:p>290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/>
          <table:table-cell office:value-type="float" office:value="280">
            <text:p>280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/>
          <table:table-cell office:value-type="float" office:value="274">
            <text:p>274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/>
          <table:table-cell office:value-type="float" office:value="263">
            <text:p>263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/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Bowyer</meta:initial-creator>
    <meta:creation-date>2013-09-15T15:58:36</meta:creation-date>
    <dc:date>2013-09-15T16:27:25</dc:date>
    <dc:creator>Adrian Bowyer</dc:creator>
    <meta:editing-duration>PT13M39S</meta:editing-duration>
    <meta:editing-cycles>1</meta:editing-cycles>
    <meta:document-statistic meta:table-count="3" meta:cell-count="24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1cm" svg:y="3.952cm" style:legend-expansion="high" chart:style-name="ch2"/>
        <chart:plot-area chart:style-name="ch3" table:cell-range-address="Sheet1.B1:Sheet1.C12" chart:data-source-has-labels="row" svg:x="0.77cm" svg:y="0.855cm" svg:width="10.971cm" svg:height="7.545cm">
          <chartooo:coordinate-region svg:x="1.497cm" svg:y="1.055cm" svg:width="9.96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2" chart:label-cell-address="Sheet1.C1:Sheet1.C1" chart:class="chart:scatter">
            <chart:domain table:cell-range-address="Sheet1.B2:Sheet1.B12"/>
            <chart:regression-curve chart:style-name="ch7">
              <chart:equation svg:x="4.356cm" svg:y="1.607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(mm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0">
                <text:p>340</text:p>
                <draw:g>
                  <svg:desc>Sheet1.B2:Sheet1.B12</svg:desc>
                </draw:g>
              </table:table-cell>
              <table:table-cell office:value-type="float" office:value="0">
                <text:p>0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8">
                <text:p>3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7">
                <text:p>32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5">
                <text:p>31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">
                <text:p>30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0">
                <text:p>2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">
                <text:p>2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4">
                <text:p>27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3">
                <text:p>26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">
                <text:p>2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4">
                <text:p>25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